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82a80d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96b33" officeooo:paragraph-rsid="008a39c3" style:font-weight-asian="bold" style:font-weight-complex="bold"/>
    </style:style>
    <style:style style:name="P30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2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3" style:family="paragraph" style:parent-style-name="Standard">
      <style:text-properties fo:font-weight="bold" officeooo:rsid="002d92aa" officeooo:paragraph-rsid="00861065" style:font-weight-asian="bold" style:font-weight-complex="bold"/>
    </style:style>
    <style:style style:name="P34" style:family="paragraph" style:parent-style-name="Standard">
      <style:text-properties fo:font-weight="bold" officeooo:rsid="002d92aa" officeooo:paragraph-rsid="00883f1d" style:font-weight-asian="bold" style:font-weight-complex="bold"/>
    </style:style>
    <style:style style:name="P35" style:family="paragraph" style:parent-style-name="Standard">
      <style:text-properties fo:font-weight="bold" officeooo:rsid="00325192" officeooo:paragraph-rsid="00842ed0" style:font-weight-asian="bold" style:font-weight-complex="bold"/>
    </style:style>
    <style:style style:name="P36" style:family="paragraph" style:parent-style-name="Standard">
      <style:text-properties fo:font-weight="bold" officeooo:rsid="00861065" officeooo:paragraph-rsid="00861065" style:font-weight-asian="bold" style:font-weight-complex="bold"/>
    </style:style>
    <style:style style:name="P37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8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9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40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41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42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43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4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5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6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7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8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9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50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51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52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53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54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5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6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62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63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64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5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6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7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8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9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70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71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72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73" style:family="paragraph" style:parent-style-name="Standard">
      <style:text-properties fo:font-weight="normal" officeooo:rsid="002d92aa" officeooo:paragraph-rsid="00883f1d" style:font-weight-asian="normal" style:font-weight-complex="normal"/>
    </style:style>
    <style:style style:name="P74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75" style:family="paragraph" style:parent-style-name="Standard">
      <style:text-properties fo:font-weight="normal" officeooo:rsid="00383690" officeooo:paragraph-rsid="0076a7fb" style:font-weight-asian="normal" style:font-weight-complex="normal"/>
    </style:style>
    <style:style style:name="P76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77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8" style:family="paragraph" style:parent-style-name="Standard">
      <style:text-properties fo:font-weight="normal" officeooo:rsid="00861065" officeooo:paragraph-rsid="00861065" style:font-weight-asian="normal" style:font-weight-complex="normal"/>
    </style:style>
    <style:style style:name="P79" style:family="paragraph" style:parent-style-name="Standard">
      <style:text-properties officeooo:rsid="000989c2" officeooo:paragraph-rsid="000989c2"/>
    </style:style>
    <style:style style:name="P80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81" style:family="paragraph" style:parent-style-name="Standard">
      <style:text-properties fo:font-style="italic" fo:font-weight="bold" officeooo:rsid="00196b33" officeooo:paragraph-rsid="008a39c3" style:font-style-asian="italic" style:font-weight-asian="bold" style:font-style-complex="italic" style:font-weight-complex="bold"/>
    </style:style>
    <style:style style:name="P82" style:family="paragraph" style:parent-style-name="Standard">
      <style:text-properties fo:font-style="italic" fo:font-weight="bold" officeooo:rsid="00204bde" officeooo:paragraph-rsid="009caef5" style:font-style-asian="italic" style:font-weight-asian="bold" style:font-style-complex="italic" style:font-weight-complex="bold"/>
    </style:style>
    <style:style style:name="P83" style:family="paragraph" style:parent-style-name="Standard">
      <style:text-properties fo:font-style="italic" fo:font-weight="normal" officeooo:rsid="009150d0" officeooo:paragraph-rsid="008a39c3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196b33" officeooo:paragraph-rsid="008a39c3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196b33" officeooo:paragraph-rsid="00883f1d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196b33" officeooo:paragraph-rsid="009caef5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8b04dc" officeooo:paragraph-rsid="008a39c3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9ab7c8" officeooo:paragraph-rsid="00a8349b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9ab7c8" officeooo:paragraph-rsid="00ac51c4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9ab7c8" officeooo:paragraph-rsid="00ac535e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normal" fo:font-weight="bold" officeooo:rsid="00196b33" officeooo:paragraph-rsid="008a39c3" style:font-style-asian="normal" style:font-weight-asian="bold" style:font-style-complex="normal" style:font-weight-complex="bold"/>
    </style:style>
    <style:style style:name="P92" style:family="paragraph" style:parent-style-name="Standard">
      <style:text-properties fo:font-style="normal" fo:font-weight="bold" officeooo:rsid="009ab7c8" officeooo:paragraph-rsid="00a8349b" style:font-style-asian="normal" style:font-weight-asian="bold" style:font-style-complex="normal" style:font-weight-complex="bold"/>
    </style:style>
    <style:style style:name="P93" style:family="paragraph" style:parent-style-name="Standard">
      <style:text-properties fo:font-style="normal" fo:font-weight="bold" officeooo:rsid="009ab7c8" officeooo:paragraph-rsid="00b00677" style:font-style-asian="normal" style:font-weight-asian="bold" style:font-style-complex="normal" style:font-weight-complex="bold"/>
    </style:style>
    <style:style style:name="P94" style:family="paragraph" style:parent-style-name="Standard">
      <style:text-properties fo:font-style="normal" fo:font-weight="bold" officeooo:rsid="009ab7c8" officeooo:paragraph-rsid="00b261d0" style:font-style-asian="normal" style:font-weight-asian="bold" style:font-style-complex="normal" style:font-weight-complex="bold"/>
    </style:style>
    <style:style style:name="P95" style:family="paragraph" style:parent-style-name="Standard">
      <style:text-properties fo:font-style="normal" fo:font-weight="bold" officeooo:rsid="009ab7c8" officeooo:paragraph-rsid="00b4e7ce" style:font-style-asian="normal" style:font-weight-asian="bold" style:font-style-complex="normal" style:font-weight-complex="bold"/>
    </style:style>
    <style:style style:name="P96" style:family="paragraph" style:parent-style-name="Standard">
      <style:text-properties fo:font-style="normal" fo:font-weight="bold" officeooo:rsid="00b4e7ce" officeooo:paragraph-rsid="00b4e7ce" style:font-style-asian="normal" style:font-weight-asian="bold" style:font-style-complex="normal" style:font-weight-complex="bold"/>
    </style:style>
    <style:style style:name="P97" style:family="paragraph" style:parent-style-name="Standard">
      <style:text-properties fo:font-style="normal" fo:font-weight="bold" officeooo:rsid="00b4e7ce" officeooo:paragraph-rsid="00b7f2b6" style:font-style-asian="normal" style:font-weight-asian="bold" style:font-style-complex="normal" style:font-weight-complex="bold"/>
    </style:style>
    <style:style style:name="P98" style:family="paragraph" style:parent-style-name="Standard">
      <style:text-properties fo:font-style="normal" fo:font-weight="bold" officeooo:rsid="00b839dc" officeooo:paragraph-rsid="00b9cce9" style:font-style-asian="normal" style:font-weight-asian="bold" style:font-style-complex="normal" style:font-weight-complex="bold"/>
    </style:style>
    <style:style style:name="P99" style:family="paragraph" style:parent-style-name="Standard">
      <style:text-properties fo:font-style="normal" fo:font-weight="normal" officeooo:rsid="00196b33" officeooo:paragraph-rsid="00883f1d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204bde" officeooo:paragraph-rsid="0062afd0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204bde" officeooo:paragraph-rsid="009ab7c8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9ab7c8" officeooo:paragraph-rsid="00a8349b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9ab7c8" officeooo:paragraph-rsid="00b00677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aabf71" officeooo:paragraph-rsid="00ac535e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normal" officeooo:rsid="00aabf71" officeooo:paragraph-rsid="00ae7b18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fo:font-weight="normal" officeooo:rsid="00a99008" officeooo:paragraph-rsid="00a8349b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fo:font-weight="normal" officeooo:rsid="00b4e7ce" officeooo:paragraph-rsid="00b4e7ce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114" style:family="paragraph" style:parent-style-name="Standard">
      <style:text-properties fo:font-style="normal" fo:font-weight="normal" officeooo:rsid="00b2205c" officeooo:paragraph-rsid="00b7f2b6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fo:font-weight="normal" officeooo:rsid="00b839dc" officeooo:paragraph-rsid="00b839dc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fo:font-weight="normal" officeooo:rsid="00b839dc" officeooo:paragraph-rsid="00325192" style:font-style-asian="normal" style:font-weight-asian="normal" style:font-style-complex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7ca6d0" style:font-weight-asian="normal" style:font-weight-complex="normal"/>
    </style:style>
    <style:style style:name="T26" style:family="text">
      <style:text-properties fo:font-weight="normal" officeooo:rsid="007e2266" style:font-weight-asian="normal" style:font-weight-complex="normal"/>
    </style:style>
    <style:style style:name="T27" style:family="text">
      <style:text-properties fo:font-weight="normal" officeooo:rsid="007e70c5" style:font-weight-asian="normal" style:font-weight-complex="normal"/>
    </style:style>
    <style:style style:name="T28" style:family="text">
      <style:text-properties fo:font-weight="normal" officeooo:rsid="00861065" style:font-weight-asian="normal" style:font-weight-complex="normal"/>
    </style:style>
    <style:style style:name="T29" style:family="text">
      <style:text-properties fo:font-weight="normal" officeooo:rsid="0086237e" style:font-weight-asian="normal" style:font-weight-complex="normal"/>
    </style:style>
    <style:style style:name="T30" style:family="text">
      <style:text-properties fo:font-weight="normal" officeooo:rsid="008b04dc" style:font-weight-asian="normal" style:font-weight-complex="normal"/>
    </style:style>
    <style:style style:name="T31" style:family="text">
      <style:text-properties fo:font-weight="normal" officeooo:rsid="008c6948" style:font-weight-asian="normal" style:font-weight-complex="normal"/>
    </style:style>
    <style:style style:name="T32" style:family="text">
      <style:text-properties fo:font-weight="normal" officeooo:rsid="008dcdb6" style:font-weight-asian="normal" style:font-weight-complex="normal"/>
    </style:style>
    <style:style style:name="T33" style:family="text">
      <style:text-properties fo:font-weight="normal" officeooo:rsid="008fa49a" style:font-weight-asian="normal" style:font-weight-complex="normal"/>
    </style:style>
    <style:style style:name="T34" style:family="text">
      <style:text-properties fo:font-weight="normal" officeooo:rsid="00b1b16f" style:font-weight-asian="normal" style:font-weight-complex="normal"/>
    </style:style>
    <style:style style:name="T35" style:family="text">
      <style:text-properties fo:font-weight="normal" officeooo:rsid="00a99008" style:font-weight-asian="normal" style:font-weight-complex="normal"/>
    </style:style>
    <style:style style:name="T36" style:family="text">
      <style:text-properties fo:font-weight="normal" officeooo:rsid="00b2205c" style:font-weight-asian="normal" style:font-weight-complex="normal"/>
    </style:style>
    <style:style style:name="T37" style:family="text">
      <style:text-properties fo:font-weight="normal" officeooo:rsid="00b47008" style:font-weight-asian="normal" style:font-weight-complex="normal"/>
    </style:style>
    <style:style style:name="T38" style:family="text">
      <style:text-properties fo:font-weight="normal" officeooo:rsid="00b4e7ce" style:font-weight-asian="normal" style:font-weight-complex="normal"/>
    </style:style>
    <style:style style:name="T39" style:family="text">
      <style:text-properties officeooo:rsid="000a5bca"/>
    </style:style>
    <style:style style:name="T40" style:family="text">
      <style:text-properties officeooo:rsid="000c49fe"/>
    </style:style>
    <style:style style:name="T41" style:family="text">
      <style:text-properties officeooo:rsid="000e1e6f"/>
    </style:style>
    <style:style style:name="T42" style:family="text">
      <style:text-properties officeooo:rsid="0017dbf1"/>
    </style:style>
    <style:style style:name="T43" style:family="text">
      <style:text-properties officeooo:rsid="001a40d6"/>
    </style:style>
    <style:style style:name="T44" style:family="text">
      <style:text-properties officeooo:rsid="001fdd7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196b33" style:font-weight-asian="bold" style:font-weight-complex="bold"/>
    </style:style>
    <style:style style:name="T47" style:family="text">
      <style:text-properties fo:font-weight="bold" officeooo:rsid="00204bde" style:font-weight-asian="bold" style:font-weight-complex="bold"/>
    </style:style>
    <style:style style:name="T48" style:family="text">
      <style:text-properties officeooo:rsid="00204bde"/>
    </style:style>
    <style:style style:name="T49" style:family="text">
      <style:text-properties officeooo:rsid="001ec69d"/>
    </style:style>
    <style:style style:name="T50" style:family="text">
      <style:text-properties officeooo:rsid="000f7824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018fc56"/>
    </style:style>
    <style:style style:name="T53" style:family="text">
      <style:text-properties officeooo:rsid="0030c882"/>
    </style:style>
    <style:style style:name="T54" style:family="text">
      <style:text-properties officeooo:rsid="00383690"/>
    </style:style>
    <style:style style:name="T55" style:family="text">
      <style:text-properties officeooo:rsid="00458426"/>
    </style:style>
    <style:style style:name="T56" style:family="text">
      <style:text-properties officeooo:rsid="00464044"/>
    </style:style>
    <style:style style:name="T57" style:family="text">
      <style:text-properties officeooo:rsid="00521e03"/>
    </style:style>
    <style:style style:name="T58" style:family="text">
      <style:text-properties officeooo:rsid="007ec136"/>
    </style:style>
    <style:style style:name="T59" style:family="text">
      <style:text-properties officeooo:rsid="007fdbd8"/>
    </style:style>
    <style:style style:name="T60" style:family="text">
      <style:text-properties officeooo:rsid="0081d860"/>
    </style:style>
    <style:style style:name="T61" style:family="text">
      <style:text-properties officeooo:rsid="0007b186"/>
    </style:style>
    <style:style style:name="T62" style:family="text">
      <style:text-properties officeooo:rsid="00861065"/>
    </style:style>
    <style:style style:name="T63" style:family="text">
      <style:text-properties officeooo:rsid="009819dd"/>
    </style:style>
    <style:style style:name="T64" style:family="text">
      <style:text-properties officeooo:rsid="0098bc3d"/>
    </style:style>
    <style:style style:name="T65" style:family="text">
      <style:text-properties officeooo:rsid="009ab7c8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9316c7" style:font-style-asian="normal" style:font-style-complex="normal"/>
    </style:style>
    <style:style style:name="T68" style:family="text">
      <style:text-properties fo:font-style="normal" officeooo:rsid="00947b38" style:font-style-asian="normal" style:font-style-complex="normal"/>
    </style:style>
    <style:style style:name="T69" style:family="text">
      <style:text-properties fo:font-style="normal" officeooo:rsid="00966776" style:font-style-asian="normal" style:font-style-complex="normal"/>
    </style:style>
    <style:style style:name="T70" style:family="text">
      <style:text-properties fo:font-style="normal" officeooo:rsid="00953cf2" style:font-style-asian="normal" style:font-style-complex="normal"/>
    </style:style>
    <style:style style:name="T71" style:family="text">
      <style:text-properties fo:font-style="normal" officeooo:rsid="008b04dc" style:font-style-asian="normal" style:font-style-complex="normal"/>
    </style:style>
    <style:style style:name="T72" style:family="text">
      <style:text-properties fo:font-style="normal" officeooo:rsid="00a99008" style:font-style-asian="normal" style:font-style-complex="normal"/>
    </style:style>
    <style:style style:name="T73" style:family="text">
      <style:text-properties fo:font-style="normal" officeooo:rsid="00aabf71" style:font-style-asian="normal" style:font-style-complex="normal"/>
    </style:style>
    <style:style style:name="T74" style:family="text">
      <style:text-properties fo:font-style="normal" officeooo:rsid="00ac38fa" style:font-style-asian="normal" style:font-style-complex="normal"/>
    </style:style>
    <style:style style:name="T75" style:family="text">
      <style:text-properties fo:font-style="normal" fo:font-weight="normal" officeooo:rsid="008c6948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8dcdb6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8fa49a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9150d0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bold" officeooo:rsid="00204bde" style:font-style-asian="normal" style:font-weight-asian="bold" style:font-style-complex="normal" style:font-weight-complex="bold"/>
    </style:style>
    <style:style style:name="T80" style:family="text">
      <style:text-properties officeooo:rsid="00ae7b18"/>
    </style:style>
    <style:style style:name="T81" style:family="text">
      <style:text-properties officeooo:rsid="00a99008"/>
    </style:style>
    <style:style style:name="T82" style:family="text">
      <style:text-properties officeooo:rsid="00b1b1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Catalogue</text:p>
      <text:p text:style-name="P80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9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7"><text:tab/>1_ones_processor</text:p>
      <text:p text:style-name="P37"><text:tab/>2_Shift_bits</text:p>
      <text:p text:style-name="P37"><text:tab/>3_Char_to_binary</text:p>
      <text:p text:style-name="P37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4"><text:tab/><text:tab/>Print askii symbols</text:p>
      <text:p text:style-name="P44"><text:tab/><text:tab/>Print text file</text:p>
      <text:p text:style-name="P44"><text:tab/><text:tab/>Print hex file with strings</text:p>
      <text:p text:style-name="P44"><text:tab/><text:tab/>Defining text messages and reading program memory</text:p>
      <text:p text:style-name="P44"><text:tab/><text:tab/>Print the askii table</text:p>
      <text:p text:style-name="P44"><text:tab/><text:tab/>Lower to upper case conversion</text:p>
      <text:p text:style-name="P44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39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5"><text:tab/><text:tab/>Print out columns of numbers <text:s/>(2 examples)</text:p>
      <text:p text:style-name="P45"><text:tab/><text:tab/>Generate an array of random numbers and print them out in numerical order</text:p>
      <text:p text:style-name="P5"><text:span text:style-name="T5"><text:tab/></text:span><text:span text:style-name="T40">3_String_to_Bin</text:span></text:p>
      <text:p text:style-name="P5"><text:tab/><text:tab/><text:span text:style-name="T5">Enter numbers at keyboard</text:span></text:p>
      <text:p text:style-name="P45"><text:tab/><text:tab/>Enter the numbers 2, 4, 8, 16, 32, 64………………</text:p>
      <text:p text:style-name="P45"><text:tab/><text:tab/>Enter numbers at the keyboard and re-order them (smallest to largest)</text:p>
      <text:p text:style-name="P6"><text:span text:style-name="T5"><text:tab/></text:span><text:span text:style-name="T8">4</text:span><text:span text:style-name="T40">_Char_numbers</text:span></text:p>
      <text:p text:style-name="P22"><text:tab/>5_Hex_numbers</text:p>
      <text:p text:style-name="P7"><text:span text:style-name="T8"><text:tab/></text:span><text:span text:style-name="T42">6_Simple Division</text:span></text:p>
      <text:p text:style-name="P5"/>
      <text:p text:style-name="P5">4_Display_Driver_Basic</text:p>
      <text:p text:style-name="P38"><text:tab/>1_Segment_driver</text:p>
      <text:p text:style-name="P38"><text:span text:style-name="T41"><text:tab/>2</text:span>_Segment_driver</text:p>
      <text:p text:style-name="P38"><text:tab/>3_Numerical_entry</text:p>
      <text:p text:style-name="P38"><text:soft-page-break/><text:tab/>4_Num_from_KBD</text:p>
      <text:p text:style-name="P38"><text:tab/>5_Moving_display</text:p>
      <text:p text:style-name="P38"><text:tab/>6_Random_num_display</text:p>
      <text:p text:style-name="P40"><text:tab/></text:p>
      <text:p text:style-name="P12">5_Interrupts</text:p>
      <text:p text:style-name="P40"><text:tab/>1_Interrupt_basic<text:tab/><text:tab/><text:span text:style-name="T41">(4 simple examples)</text:span></text:p>
      <text:p text:style-name="P40"><text:tab/>2_Pin_Change_Interrupt<text:tab/><text:span text:style-name="T41">(Reaction time tester)</text:span></text:p>
      <text:p text:style-name="P40"><text:tab/>3_reaction_time_tester</text:p>
      <text:p text:style-name="P40"><text:tab/>4_File_download_with_interrupt</text:p>
      <text:p text:style-name="P40"><text:tab/><text:span text:style-name="T41">5</text:span>_File_download_with_interrupt</text:p>
      <text:p text:style-name="P40"><text:tab/>6_Roots_with_interrupt</text:p>
      <text:p text:style-name="P40"/>
      <text:p text:style-name="P20">6_Timers</text:p>
      <text:p text:style-name="P20"><text:tab/>6<text:span text:style-name="T3">A_String_only_clock</text:span></text:p>
      <text:p text:style-name="P41"><text:tab/>6B_calculator_based_clock</text:p>
      <text:p text:style-name="P41"><text:tab/>6C_mini_OS_clock</text:p>
      <text:p text:style-name="P41"><text:tab/>6D_mini_OS_clock_with_adjustment</text:p>
      <text:p text:style-name="P41"><text:tab/>6E_Stand_a_lone_clock</text:p>
      <text:p text:style-name="P41"><text:tab/>6F_Stop_watch</text:p>
      <text:p text:style-name="P46"/>
      <text:p text:style-name="P20"><text:span text:style-name="T50">7</text:span>_Some_arithmetic</text:p>
      <text:p text:style-name="P41"><text:tab/><text:span text:style-name="T51">A_Integer_numbers</text:span></text:p>
      <text:p text:style-name="P41"><text:tab/>B_Prime_numbers</text:p>
      <text:p text:style-name="P41"><text:tab/>C_Prime_factors</text:p>
      <text:p text:style-name="P41"><text:tab/>D_Prime_Num_array</text:p>
      <text:p text:style-name="P41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9"/>
      <text:p text:style-name="P39"/>
      <text:p text:style-name="P39"/>
      <text:p text:style-name="P80"/>
      <text:p text:style-name="P108">Final Tests</text:p>
      <text:p text:style-name="P47"/>
      <text:p text:style-name="P8">0_project_zero<text:span text:style-name="T3"><text:tab/></text:span><text:span text:style-name="T9">Comments OK</text:span></text:p>
      <text:p text:style-name="P51"><text:tab/><text:tab/><text:tab/>Hex files<text:tab/><text:span text:style-name="T43">All OK</text:span></text:p>
      <text:p text:style-name="P52"><text:tab/><text:tab/><text:tab/><text:span text:style-name="T54">PDF files<text:tab/>0_project_zero_A <text:s text:c="4"/>Time date stamp has changed</text:span></text:p>
      <text:p text:style-name="P74"><text:tab/><text:tab/><text:tab/><text:tab/><text:tab/>0_project_zero_B <text:s text:c="4"/></text:p>
      <text:p text:style-name="P52"><text:tab/><text:tab/><text:tab/><text:tab/><text:tab/><text:span text:style-name="T54">0_project_zero_C <text:s text:c="4"/></text:span></text:p>
      <text:p text:style-name="P53"><text:tab/><text:tab/><text:tab/><text:tab/><text:tab/><text:span text:style-name="T54">0_project_zero_D</text:span></text:p>
      <text:p text:style-name="P75"><text:tab/><text:tab/><text:tab/>Image files A, B, C, D<text:tab/>OK 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28"><text:span text:style-name="T18"><text:tab/><text:tab/><text:tab/></text:span><text:span text:style-name="T25">Image files<text:tab/></text:span><text:span text:style-name="T26">A, B, C, </text:span><text:span text:style-name="T27">D, E, F<text:tab/>OK </text:span></text:p>
      <text:p text:style-name="P76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54"><text:tab/><text:tab/><text:tab/>Hex Files<text:tab/><text:span text:style-name="T44">All OK</text:span></text:p>
      <text:p text:style-name="P54"><text:tab/><text:tab/><text:tab/><text:span text:style-name="T55">PDF files<text:tab/>All OK Printed on A3</text:span></text:p>
      <text:p text:style-name="P54"><text:tab/><text:tab/><text:tab/><text:span text:style-name="T58">No image files: Supply PDF and hex files.</text:span></text:p>
      <text:p text:style-name="P54"/>
      <text:p text:style-name="P30">3_Receiver_Transmitter_Basic<text:tab/><text:tab/><text:span text:style-name="T59">ALL image files OK</text:span></text:p>
      <text:p text:style-name="P30"><text:tab/>1_askii_code</text:p>
      <text:p text:style-name="P30"><text:tab/><text:tab/><text:span text:style-name="T14">Comments OK</text:span></text:p>
      <text:p text:style-name="P58"><text:tab/><text:tab/><text:span text:style-name="T49">Hex Files<text:tab/>All OK</text:span></text:p>
      <text:p text:style-name="P58"><text:tab/><text:tab/><text:span text:style-name="T56">PDF files<text:tab/>All OK</text:span></text:p>
      <text:p text:style-name="P30"/>
      <text:p text:style-name="P30"><text:tab/>2_Bin_to_String</text:p>
      <text:p text:style-name="P30"><text:tab/><text:tab/><text:span text:style-name="T14">Comments OK</text:span></text:p>
      <text:p text:style-name="P59"><text:tab/><text:tab/><text:span text:style-name="T49">Hex Files<text:tab/>All OK</text:span></text:p>
      <text:p text:style-name="P60"><text:tab/><text:tab/><text:span text:style-name="T56">PDF files<text:tab/>All OK</text:span></text:p>
      <text:p text:style-name="P57"/>
      <text:p text:style-name="P30"><text:tab/>3_String_to_Bin</text:p>
      <text:p text:style-name="P30"><text:tab/><text:tab/><text:span text:style-name="T14">Comments OK</text:span></text:p>
      <text:p text:style-name="P61"><text:tab/><text:tab/><text:span text:style-name="T49">Hex Files<text:tab/>All OK</text:span></text:p>
      <text:p text:style-name="P62"><text:tab/><text:tab/><text:span text:style-name="T56">PDF files<text:tab/>All OK</text:span></text:p>
      <text:p text:style-name="P30"/>
      <text:p text:style-name="P30"><text:tab/>4_Char_numbers</text:p>
      <text:p text:style-name="P30"><text:tab/><text:tab/><text:span text:style-name="T14">Comments OK</text:span></text:p>
      <text:p text:style-name="P63"><text:tab/><text:span text:style-name="T49">Hex File<text:tab/>OK</text:span></text:p>
      <text:p text:style-name="P77"><text:tab/>PDF file<text:tab/>OK</text:p>
      <text:p text:style-name="P30"/>
      <text:p text:style-name="P30"><text:tab/>5_Hex_numbers</text:p>
      <text:p text:style-name="P30"><text:tab/><text:tab/><text:span text:style-name="T14">Comments OK</text:span></text:p>
      <text:p text:style-name="P66"><text:tab/><text:span text:style-name="T49">Hex File<text:tab/>OK</text:span></text:p>
      <text:p text:style-name="P66"><text:tab/><text:span text:style-name="T57">PDF file<text:tab/>OK</text:span></text:p>
      <text:p text:style-name="P30"/>
      <text:p text:style-name="P30"><text:soft-page-break/><text:tab/>6_Simple_division</text:p>
      <text:p text:style-name="P30"><text:tab/><text:tab/><text:span text:style-name="T14">Comments OK</text:span></text:p>
      <text:p text:style-name="P65"><text:tab/><text:span text:style-name="T49">Hex File<text:tab/>OK</text:span></text:p>
      <text:p text:style-name="P65"><text:tab/><text:span text:style-name="T57">PDF file<text:tab/>OK</text:span></text:p>
      <text:p text:style-name="P30"/>
      <text:p text:style-name="P30"><text:tab/>7_Screen_saver</text:p>
      <text:p text:style-name="P30"><text:tab/><text:tab/><text:span text:style-name="T14">Comments OK</text:span></text:p>
      <text:p text:style-name="P64"><text:tab/><text:span text:style-name="T49">Hex File<text:tab/>OK</text:span></text:p>
      <text:p text:style-name="P64"><text:tab/><text:span text:style-name="T57">PDF file<text:tab/>OK</text:span></text:p>
      <text:p text:style-name="P47"/>
      <text:p text:style-name="P47"><text:tab/><text:span text:style-name="T45">8_Integer_numbers</text:span></text:p>
      <text:p text:style-name="P47"><text:span text:style-name="T45"><text:tab/><text:tab/></text:span><text:span text:style-name="T48">Comments OK</text:span></text:p>
      <text:p text:style-name="P63"><text:tab/><text:span text:style-name="T49">Hex File<text:tab/>OK</text:span></text:p>
      <text:p text:style-name="P63"><text:tab/><text:span text:style-name="T57">PDF file<text:tab/>OK</text:span></text:p>
      <text:p text:style-name="P63"/>
      <text:p text:style-name="P63"/>
      <text:p text:style-name="P9">4_Display_Driver_Basic<text:span text:style-name="T3"><text:tab/></text:span><text:span text:style-name="T15">Use A3 C files only<text:tab/><text:tab/></text:span><text:span text:style-name="T60">Image files ALL OK</text:span></text:p>
      <text:p text:style-name="P9"/>
      <text:p text:style-name="P9"><text:tab/>1_Segment_driver</text:p>
      <text:p text:style-name="P48"><text:span text:style-name="T45"><text:tab/><text:tab/></text:span><text:span text:style-name="T48">Comments OK</text:span></text:p>
      <text:p text:style-name="P49"><text:tab/><text:tab/><text:span text:style-name="T49">Hex File<text:tab/>OK</text:span></text:p>
      <text:p text:style-name="P50"><text:tab/><text:tab/><text:span text:style-name="T57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52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52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52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52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5"/>
      <text:p text:style-name="P11">5_Interrupts<text:tab/><text:tab/><text:tab/><text:tab/><text:tab/><text:tab/><text:span text:style-name="T60">Image files all OK</text:span></text:p>
      <text:p text:style-name="P11"><text:tab/></text:p>
      <text:p text:style-name="P11"><text:tab/>1_Interrupt_basic</text:p>
      <text:p text:style-name="P13"><text:tab/><text:span text:style-name="T52"><text:tab/></text:span><text:span text:style-name="T14">Comments OK</text:span></text:p>
      <text:p text:style-name="P15"><text:soft-page-break/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6"/>
      <text:p text:style-name="P11"><text:tab/>2_Pin_Change_Interrupt</text:p>
      <text:p text:style-name="P13"><text:tab/><text:span text:style-name="T52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52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52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52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52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text:span text:style-name="T61"><text:tab/><text:tab/><text:tab/><text:tab/><text:tab/><text:tab/>Image files all OK</text:span></text:p>
      <text:p text:style-name="P42"/>
      <text:p text:style-name="P67"><text:tab/>A_Prime_numbers</text:p>
      <text:p text:style-name="P67"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67"><text:tab/>B_Prime_factors</text:p>
      <text:p text:style-name="P68"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67"><text:tab/>C_Prime_Num_array</text:p>
      <text:p text:style-name="P68"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67"><text:tab/>D_Prime_Factors_fast</text:p>
      <text:p text:style-name="P68"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67"><text:tab/>E_Prime_numbers_extra</text:p>
      <text:p text:style-name="P68"><text:soft-page-break/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43"/>
      <text:p text:style-name="P35">7_Timers<text:tab/><text:span text:style-name="T15"><text:tab/><text:tab/></text:span><text:span text:style-name="T60">Image files ALL OK</text:span></text:p>
      <text:p text:style-name="P38"/>
      <text:p text:style-name="P38"/>
      <text:p text:style-name="P109">7A_String_only_clock</text:p>
      <text:p text:style-name="P111"><text:tab/>Comments<text:tab/>OK</text:p>
      <text:p text:style-name="P112"><text:tab/><text:span text:style-name="T49">Hex File<text:tab/>OK</text:span></text:p>
      <text:p text:style-name="P113"><text:tab/><text:span text:style-name="T57">PDF file<text:tab/>OK</text:span></text:p>
      <text:p text:style-name="P109"/>
      <text:p text:style-name="P109">7B_calculator_based_clock</text:p>
      <text:p text:style-name="P111"><text:tab/>Comments<text:tab/>OK</text:p>
      <text:p text:style-name="P112"><text:tab/><text:span text:style-name="T49">Hex File<text:tab/>OK</text:span></text:p>
      <text:p text:style-name="P113"><text:tab/><text:span text:style-name="T57">PDF file<text:tab/>OK</text:span></text:p>
      <text:p text:style-name="P109"/>
      <text:p text:style-name="P109">7C_mini_OS_clock</text:p>
      <text:p text:style-name="P111"><text:tab/>Comments<text:tab/>OK</text:p>
      <text:p text:style-name="P112"><text:tab/><text:span text:style-name="T49">Hex File<text:tab/>OK</text:span></text:p>
      <text:p text:style-name="P113"><text:tab/><text:span text:style-name="T57">PDF file<text:tab/>OK<text:tab/><text:tab/>No typing needed</text:span></text:p>
      <text:p text:style-name="P109"/>
      <text:p text:style-name="P109">7D_mini_OS_clock_with_adjustment</text:p>
      <text:p text:style-name="P111"><text:tab/>Comments<text:tab/>OK</text:p>
      <text:p text:style-name="P112"><text:tab/><text:span text:style-name="T49">Hex File<text:tab/>OK</text:span></text:p>
      <text:p text:style-name="P113"><text:tab/><text:span text:style-name="T57">PDF file<text:tab/>OK<text:tab/><text:tab/>Only type in timer_utoa()</text:span></text:p>
      <text:p text:style-name="P109"/>
      <text:p text:style-name="P109">7E_Stand_a_lone_clock</text:p>
      <text:p text:style-name="P111"><text:tab/>Comments<text:tab/>OK</text:p>
      <text:p text:style-name="P112"><text:tab/><text:span text:style-name="T49">Hex File<text:tab/>OK</text:span></text:p>
      <text:p text:style-name="P113"><text:tab/><text:span text:style-name="T57">PDF file<text:tab/>OK</text:span></text:p>
      <text:p text:style-name="P113"/>
      <text:p text:style-name="P109">7F_Stop_watch</text:p>
      <text:p text:style-name="P111"><text:tab/>Comments<text:tab/>OK</text:p>
      <text:p text:style-name="P112"><text:tab/><text:span text:style-name="T49">Hex File<text:tab/>OK</text:span></text:p>
      <text:p text:style-name="P113"><text:tab/><text:span text:style-name="T57">PDF file<text:tab/>OK<text:tab/><text:tab/>No typing needed</text:span></text:p>
      <text:p text:style-name="P110"/>
      <text:p text:style-name="P32"/>
      <text:p text:style-name="P32"/>
      <text:p text:style-name="P32"/>
      <text:p text:style-name="P33">8_Input_from_switches<text:tab/><text:tab/><text:tab/><text:span text:style-name="T15"><text:tab/><text:tab/></text:span><text:span text:style-name="T60">Image files ALL OK</text:span></text:p>
      <text:p text:style-name="P31"/>
      <text:p text:style-name="P31"><text:tab/>1_String_from_IO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1"/>
      <text:p text:style-name="P31"><text:tab/>2_INT_from_IO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2"><text:soft-page-break/></text:p>
      <text:p text:style-name="P31"><text:tab/>3_Square_roots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2"/>
      <text:p text:style-name="P31"><text:tab/>4_Fraction_to_decimal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2"/>
      <text:p text:style-name="P31"><text:tab/>5_Calculator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2"/>
      <text:p text:style-name="P31"/>
      <text:p text:style-name="P31"/>
      <text:p text:style-name="P1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5-02T18:14:49.689000000</dc:date>
    <meta:editing-duration>P1DT10H33M11S</meta:editing-duration>
    <meta:editing-cycles>124</meta:editing-cycles>
    <meta:document-statistic meta:table-count="0" meta:image-count="0" meta:object-count="0" meta:page-count="7" meta:paragraph-count="248" meta:word-count="696" meta:character-count="5046" meta:non-whitespace-character-count="4177"/>
  </office:meta>
</office:document-meta>
</file>